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1388in" fo:margin-bottom="0.0416in" fo:line-height="150%" style:page-number="1"/>
    </style:style>
    <style:style style:name="T7" style:parent-style-name="DefaultParagraphFont" style:family="text">
      <style:text-properties style:font-name="Lato" style:font-name-asian="Lato" style:font-name-complex="Lato" fo:font-size="18pt" style:font-size-asian="18pt" style:font-size-complex="18pt"/>
    </style:style>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style style:name="T32" style:parent-style-name="DefaultParagraphFont" style:family="text">
      <style:text-properties fo:background-color="#FFFFFF"/>
    </style:style>
    <style:style style:name="P33" style:parent-style-name="Standard" style:family="paragraph"/>
    <style:style style:name="T34" style:parent-style-name="DefaultParagraphFont" style:family="text">
      <style:text-properties fo:background-color="#FFFFFF"/>
    </style:style>
    <style:style style:name="P35" style:parent-style-name="Standard" style:family="paragraph"/>
    <style:style style:name="T36" style:parent-style-name="DefaultParagraphFont" style:family="text">
      <style:text-properties fo:background-color="#FFFFFF"/>
    </style:style>
    <style:style style:name="P37" style:parent-style-name="Standard" style:family="paragraph"/>
    <style:style style:name="T38" style:parent-style-name="DefaultParagraphFont" style:family="text">
      <style:text-properties fo:background-color="#FFFFFF"/>
    </style:style>
    <style:style style:name="P39" style:parent-style-name="Standard" style:family="paragraph"/>
    <style:style style:name="T40" style:parent-style-name="DefaultParagraphFont" style:family="text">
      <style:text-properties fo:background-color="#FFFFFF"/>
    </style:style>
    <style:style style:name="T41" style:parent-style-name="DefaultParagraphFont" style:family="text">
      <style:text-properties fo:background-color="#FFFFFF"/>
    </style:style>
    <style:style style:name="P42" style:parent-style-name="Standard" style:family="paragraph"/>
    <style:style style:name="T43" style:parent-style-name="DefaultParagraphFont" style:family="text">
      <style:text-properties fo:background-color="#FFFFFF"/>
    </style:style>
    <style:style style:name="T44" style:parent-style-name="DefaultParagraphFont" style:family="text">
      <style:text-properties fo:color="#1155CC" fo:background-color="#FFFFFF" style:text-underline-type="single" style:text-underline-style="solid" style:text-underline-width="auto" style:text-underline-mode="continuous"/>
    </style:style>
    <style:style style:name="T45" style:parent-style-name="DefaultParagraphFont" style:family="text">
      <style:text-properties fo:background-color="#FFFFFF"/>
    </style:style>
    <style:style style:name="P46" style:parent-style-name="Standard" style:family="paragraph"/>
    <style:style style:name="T47" style:parent-style-name="DefaultParagraphFont" style:family="text">
      <style:text-properties fo:font-style="italic" style:font-style-asian="italic" fo:background-color="#FFFFFF"/>
    </style:style>
    <style:style style:name="T48" style:parent-style-name="DefaultParagraphFont" style:family="text">
      <style:text-properties fo:font-style="italic" style:font-style-asian="italic" fo:background-color="#FFFFFF"/>
    </style:style>
    <style:style style:name="P49" style:parent-style-name="Standard" style:family="paragraph"/>
    <style:style style:name="T50" style:parent-style-name="DefaultParagraphFont" style:family="text">
      <style:text-properties fo:background-color="#FFFFFF"/>
    </style:style>
    <style:style style:name="P51" style:parent-style-name="Standard" style:family="paragraph"/>
    <style:style style:name="T52" style:parent-style-name="DefaultParagraphFont" style:family="text">
      <style:text-properties fo:background-color="#FFFFFF"/>
    </style:style>
    <style:style style:name="P53" style:parent-style-name="Standard" style:family="paragraph"/>
    <style:style style:name="T54" style:parent-style-name="DefaultParagraphFont" style:family="text">
      <style:text-properties fo:background-color="#FFFFFF"/>
    </style:style>
    <style:style style:name="T55" style:parent-style-name="DefaultParagraphFont" style:family="text">
      <style:text-properties fo:background-color="#FFFFFF"/>
    </style:style>
    <style:style style:name="P56" style:parent-style-name="Standard" style:family="paragraph">
      <style:paragraph-properties fo:margin-right="-0.125in"/>
    </style:style>
    <style:style style:name="T57" style:parent-style-name="DefaultParagraphFont" style:family="text">
      <style:text-properties fo:background-color="#FFFFFF"/>
    </style:style>
    <style:style style:name="P58" style:parent-style-name="Standard" style:family="paragraph"/>
    <style:style style:name="T59" style:parent-style-name="DefaultParagraphFont" style:family="text">
      <style:text-properties fo:background-color="#FFFFFF"/>
    </style:style>
    <style:style style:name="P60" style:parent-style-name="Standard" style:family="paragraph"/>
    <style:style style:name="T61" style:parent-style-name="DefaultParagraphFont" style:family="text">
      <style:text-properties fo:background-color="#FFFFFF"/>
    </style:style>
    <style:style style:name="T62" style:parent-style-name="DefaultParagraphFont" style:family="text">
      <style:text-properties fo:background-color="#FFFFFF"/>
    </style:style>
    <style:style style:name="T63" style:parent-style-name="DefaultParagraphFont" style:family="text">
      <style:text-properties fo:color="#1155CC" style:text-underline-type="single" style:text-underline-style="solid" style:text-underline-width="auto" style:text-underline-mode="continuous"/>
    </style:style>
    <style:style style:name="P64" style:parent-style-name="Standard" style:family="paragraph"/>
    <style:style style:name="P65" style:parent-style-name="Standard" style:family="paragraph"/>
    <style:style style:name="T66" style:parent-style-name="DefaultParagraphFont" style:family="text">
      <style:text-properties fo:color="#1155CC" style:text-underline-type="single" style:text-underline-style="solid" style:text-underline-width="auto" style:text-underline-mode="continuous"/>
    </style:style>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style:style style:name="P75" style:parent-style-name="Standard" style:family="paragraph"/>
    <style:style style:name="P76" style:parent-style-name="Standard" style:family="paragraph"/>
  </office:automatic-styles>
  <office:body>
    <office:text text:use-soft-page-breaks="true">
      <text:h text:style-name="P1" text:outline-level="1"><text:bookmark-start text:name="_deahs0df88y"/><text:bookmark-end text:name="_deahs0df88y"/><text:span text:style-name="T7">Module 4: Implement a Layer</text:span></text:h>
      <text:h text:style-name="Heading2" text:outline-level="2"><text:bookmark-start text:name="_wtsmx98k2enl"/><text:bookmark-end text:name="_wtsmx98k2enl"/>Summary</text:h>
      <text:p text:style-name="Standard">This module focuses on actually creating data within an extension layer. It picks up where the Designing and Critiquing a Layer sections left off, so the framework for entering data has already been<text:s/>designed and created. This module will orient learners to the decision-making processes inherent in creating data, highlight the benefits of democratizing data creation, and expose them to collections and aggregated collections data.</text:p>
      <text:h text:style-name="Heading2" text:outline-level="2"><text:bookmark-start text:name="_bkvuhws3ku11"/><text:bookmark-end text:name="_bkvuhws3ku11"/>Learning outcomes</text:h>
      <text:list text:style-name="WWNum1">
        <text:list-item text:start-value="1">
          <text:p text:style-name="P8">Investigate collections items as data-bearing entities for their specific research question or data enhancement project</text:p>
        </text:list-item>
      </text:list>
      <text:list text:style-name="WWNum1" text:continue-numbering="true">
        <text:list-item>
          <text:p text:style-name="P9">Engage with foundational concepts of data work and preparing data for computation</text:p>
        </text:list-item>
        <text:list-item>
          <text:p text:style-name="P10">Discuss the opportunities and challenges presented by describing collection items using a data-centric approach</text:p>
        </text:list-item>
        <text:list-item>
          <text:p text:style-name="P11">Identify needs and gaps in the data or data collection strategy and adjust accordingly</text:p>
        </text:list-item>
        <text:list-item>
          <text:p text:style-name="P12">Create an extension layer suitable for visualization and/or to contribute to their institution’s Collections as Data project</text:p>
        </text:list-item>
      </text:list>
      <text:h text:style-name="Heading2" text:outline-level="2"><text:bookmark-start text:name="_c1dxogqmpsfp"/><text:bookmark-end text:name="_c1dxogqmpsfp"/>Lesson preparation for instructor</text:h>
      <text:list text:style-name="WWNum2">
        <text:list-item>
          <text:p text:style-name="P13">Decide how you would like learners to add data elements from their Data Design Plan to their Custom Collection spreadsheet to create their extension layer--do they need to create or choose controlled vocabularies? Do they need orientation to concepts that will help them create consistent data for the purposes of visualization, e.g. data types (integers, strings, dates, etc.)?</text:p>
        </text:list-item>
      </text:list>
      <text:h text:style-name="Heading2" text:outline-level="2"><text:bookmark-start text:name="_a0nlt8yj201r"/><text:bookmark-end text:name="_a0nlt8yj201r"/>Pre-session content for learners</text:h>
      <text:list text:style-name="WWNum2" text:continue-numbering="true">
        <text:list-item>
          <text:p text:style-name="P14">Revised Data Design Plan</text:p>
        </text:list-item>
        <text:list-item>
          <text:p text:style-name="P15">Custom Collection<text:s/>spreadsheet</text:p>
        </text:list-item>
      </text:list>
      <text:h text:style-name="Heading2" text:outline-level="2"><text:bookmark-start text:name="_be2l8h52nvfv"/><text:bookmark-end text:name="_be2l8h52nvfv"/><text:soft-page-break/>Lesson outline</text:h>
      <text:list text:style-name="WWNum2" text:continue-numbering="true">
        <text:list-item>
          <text:p text:style-name="P16">Activity 1: Learners transfer the base layer data from their original Develop a Custom Collection spreadsheet to their Extension Layer template</text:p>
          <text:list text:continue-numbering="true">
            <text:list-item>
              <text:p text:style-name="P17">Instructor provides any necessary orientation to the template</text:p>
            </text:list-item>
          </text:list>
        </text:list-item>
        <text:list-item>
          <text:p text:style-name="P18">Discussion: Approach to<text:s/>gathering/inputting data</text:p>
          <text:list text:continue-numbering="true">
            <text:list-item>
              <text:p text:style-name="P19">What question is guiding your data creation process?</text:p>
            </text:list-item>
            <text:list-item>
              <text:p text:style-name="P20">What interest or specialized knowledge led you to this topic?</text:p>
            </text:list-item>
            <text:list-item>
              <text:p text:style-name="P21">What data elements are you adding or enhancing?</text:p>
            </text:list-item>
            <text:list-item>
              <text:p text:style-name="P22">How will you undertake this process? E.g. visual examination of materials, research using other sources, etc.</text:p>
            </text:list-item>
          </text:list>
        </text:list-item>
        <text:list-item>
          <text:p text:style-name="P23">Activity 2: Preparing to create data</text:p>
          <text:list text:continue-numbering="true">
            <text:list-item>
              <text:p text:style-name="P24">Decisions about acceptable values</text:p>
              <text:list text:continue-numbering="true">
                <text:list-item>
                  <text:p text:style-name="P25">Development of controlled vocabularies &amp; style conventions</text:p>
                </text:list-item>
                <text:list-item>
                  <text:p text:style-name="P26">How to handle multiple values</text:p>
                </text:list-item>
                <text:list-item>
                  <text:p text:style-name="P27">How to handle null values/missing data</text:p>
                </text:list-item>
              </text:list>
            </text:list-item>
            <text:list-item>
              <text:p text:style-name="P28"><text:span text:style-name="T29">Time permittin</text:span><text:span text:style-name="T30">g, the instructor might provide guidance about how to add drop-down fields and/or data validation using Google Sheets or Excel</text:span></text:p>
            </text:list-item>
          </text:list>
        </text:list-item>
        <text:list-item>
          <text:p text:style-name="P31"><text:span text:style-name="T32">Activity 3: Data creation</text:span></text:p>
          <text:list text:continue-numbering="true">
            <text:list-item>
              <text:p text:style-name="P33"><text:span text:style-name="T34">Periodically check in with learners:</text:span></text:p>
              <text:list text:continue-numbering="true">
                <text:list-item>
                  <text:p text:style-name="P35"><text:span text:style-name="T36">What patterns are you noticing?</text:span></text:p>
                </text:list-item>
                <text:list-item>
                  <text:p text:style-name="P37"><text:span text:style-name="T38">What challenges are you facing?</text:span></text:p>
                </text:list-item>
                <text:list-item>
                  <text:p text:style-name="P39"><text:span text:style-name="T40">Wh</text:span><text:span text:style-name="T41">at interesting items have you found?</text:span></text:p>
                </text:list-item>
              </text:list>
            </text:list-item>
            <text:list-item>
              <text:p text:style-name="P42"><text:span text:style-name="T43">You may choose to have a shared whiteboard, document, or<text:s/></text:span><text:a xlink:href="https://padlet.com/" office:target-frame-name="_top" xlink:show="replace"><text:span text:style-name="T44">Padlet</text:span></text:a><text:span text:style-name="T45"><text:s/>where participants can progressively note challenges and/or data entry tricks</text:span></text:p>
            </text:list-item>
            <text:list-item>
              <text:p text:style-name="P46"><text:span text:style-name="T47">Learners will likely need to<text:s/></text:span><text:span text:style-name="T48">complete the data creation process for homework, as an extended project, or in a follow-up class session</text:span></text:p>
            </text:list-item>
          </text:list>
        </text:list-item>
        <text:list-item>
          <text:p text:style-name="P49"><text:span text:style-name="T50">Reflection:</text:span></text:p>
          <text:list text:continue-numbering="true">
            <text:list-item>
              <text:p text:style-name="P51"><text:span text:style-name="T52">What did you learn about the items in your collection?</text:span></text:p>
            </text:list-item>
            <text:list-item>
              <text:p text:style-name="P53"><text:span text:style-name="T54">What was challenging about capturing information about these items as data? (e.g. di</text:span><text:span text:style-name="T55">fficult-to-categorize items, choosing between too-similar terms, limitations of controlled vocabulary)</text:span></text:p>
            </text:list-item>
            <text:list-item>
              <text:p text:style-name="P56"><text:span text:style-name="T57">How comfortable were you making interpretive decisions/”judgement calls”?</text:span></text:p>
            </text:list-item>
            <text:list-item>
              <text:p text:style-name="P58"><text:span text:style-name="T59">Did you need to adjust your approach during the data creation process?</text:span></text:p>
            </text:list-item>
            <text:list-item>
              <text:p text:style-name="P60"><text:span text:style-name="T61">How do<text:s/></text:span><text:span text:style-name="T62">you think this data might benefit your future research or that of others?</text:span></text:p>
            </text:list-item>
          </text:list>
        </text:list-item>
      </text:list>
      <text:h text:style-name="Heading2" text:outline-level="2"><text:bookmark-start text:name="_1qyu1d5njxby"/><text:bookmark-end text:name="_1qyu1d5njxby"/><text:soft-page-break/>Learner preparation for next module (<text:a xlink:href="https://docs.google.com/document/d/18LLUZFZ8jecBct9nkG882Unes34J7MCVqCFGMm4I9QU/edit?usp=sharing" office:target-frame-name="_top" xlink:show="replace"><text:span text:style-name="T63">Module 5, Visualize a Layer</text:span></text:a>)</text:h>
      <text:list text:style-name="WWNum3">
        <text:list-item>
          <text:p text:style-name="P64">Complete data creation</text:p>
        </text:list-item>
      </text:list>
      <text:list text:style-name="WWNum3" text:continue-numbering="true">
        <text:list-item>
          <text:p text:style-name="P65">Learners review some<text:s/><text:a xlink:href="https://docs.google.com/document/d/1PilF_pzOuZv9gYGkhvC3jVuECj91qLLMvQQCxjStscI/edit?usp=sharing" office:target-frame-name="_top" xlink:show="replace"><text:span text:style-name="T66">data visualization examples</text:span></text:a><text:s/>and write 2-3 sentences about how visualization affected their perception of the information. Example prompt:</text:p>
          <text:list text:continue-numbering="true">
            <text:list-item>
              <text:p text:style-name="P67">Choose one visualization and include the link in your response. What was the focus or argument of the visualization? Can you find the underlying data? Describe the different visual aspects (such as graph or chart type,<text:s/>color, size) and how they were used to convey information.</text:p>
            </text:list-item>
          </text:list>
        </text:list-item>
      </text:list>
      <text:h text:style-name="Heading2" text:outline-level="2"><text:bookmark-start text:name="_9i2kb013dbsv"/><text:bookmark-end text:name="_9i2kb013dbsv"/>Assessment</text:h>
      <text:list text:style-name="WWNum2" text:continue-numbering="true">
        <text:list-item>
          <text:p text:style-name="P68">Activity 2: Preparing to create data</text:p>
          <text:list text:continue-numbering="true">
            <text:list-item>
              <text:p text:style-name="P69">Learners engage with foundational concepts of data work by choosing strategies that will prepare their data for computational use during the Visualize a Layer module (Learning Outcome 2)</text:p>
            </text:list-item>
          </text:list>
        </text:list-item>
        <text:list-item>
          <text:p text:style-name="P70">Activity 3: Data creation</text:p>
          <text:list text:continue-numbering="true">
            <text:list-item>
              <text:p text:style-name="P71">Learners re-engage with individual items in their collections in order to create their data (Learning Outcome 1)</text:p>
            </text:list-item>
            <text:list-item>
              <text:p text:style-name="P72">Resulting extension layer demonstrates adherence to purpose and sound data collection techniques (Learning Outcomes 2 <text:s/>&amp; 5)</text:p>
            </text:list-item>
          </text:list>
        </text:list-item>
        <text:list-item>
          <text:p text:style-name="P73">Reflection</text:p>
          <text:list text:continue-numbering="true">
            <text:list-item>
              <text:p text:style-name="P74">Learners discuss the challenges they encountered while thinking about their items’ characteristics of data (Learning Outcome 3)</text:p>
            </text:list-item>
            <text:list-item>
              <text:p text:style-name="P75">Learners discuss potential uses of the data that they created (Learning<text:s/>Outcome 3)</text:p>
            </text:list-item>
            <text:list-item>
              <text:p text:style-name="P76">Learners discuss any adjustments that they needed to make to their data creation strategy (Learning Outcome 4)</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style:font-name="Lato" style:font-name-asian="Lato" style:font-name-complex="Lato"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0416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fo:font-size="12pt" style:font-size-asian="12pt" style:text-underline-type="none" style:text-underline-color="font-color"/>
    </style:style>
    <style:style style:name="ListLabel12" style:display-name="ListLabel 12" style:family="text">
      <style:text-properties fo:font-size="12pt" style:font-size-asian="12pt"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2pt" style:font-size-asian="12pt" style:text-underline-type="none" style:text-underline-color="font-color"/>
    </style:style>
    <style:style style:name="ListLabel20" style:display-name="ListLabel 20" style:family="text">
      <style:text-properties fo:font-size="12pt" style:font-size-asian="12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color="#1155CC" fo:font-size="12pt" style:font-size-asian="12pt" style:font-size-complex="12pt" fo:background-color="#FFFF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9" style:display-name="ListLabel 29" style:family="text">
      <style:text-properties fo:color="#1155CC" style:text-underline-type="single" style:text-underline-style="solid" style:text-underline-width="auto" style:text-underline-mode="continuous" style:text-underline-color="font-color"/>
    </style:style>
    <style:style style:name="ListLabel30" style:display-name="ListLabel 30" style:family="text">
      <style:text-properties fo:color="#1155CC" fo:font-size="12pt" style:font-size-asian="12pt" style:font-size-complex="12pt"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size="12pt" style:font-size-asian="12pt" style:text-underline-type="none" style:text-underline-color="font-color"/>
    </style:style>
    <style:style style:name="WW_CharLFO2LVL2" style:family="text">
      <style:text-properties fo:font-size="12pt" style:font-size-asian="12pt" style:text-underline-type="none" style:text-underline-color="font-color"/>
    </style:style>
    <style:style style:name="WW_CharLFO2LVL3" style:family="text">
      <style:text-properties fo:font-size="12pt" style:font-size-asian="12pt"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2pt" style:font-size-asian="12pt" style:text-underline-type="none" style:text-underline-color="font-color"/>
    </style:style>
    <style:style style:name="WW_CharLFO3LVL2" style:family="text">
      <style:text-properties fo:font-size="12pt" style:font-size-asian="12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fo:line-height="100%"/>
    </style:style>
    <style:style style:name="T3" style:parent-style-name="DefaultParagraphFont" style:family="text">
      <style:text-properties fo:color="#999999"/>
    </style:style>
    <style:style style:name="P4" style:parent-style-name="Standard" style:family="paragraph">
      <style:paragraph-properties fo:text-align="end" fo:line-height="100%"/>
    </style:style>
    <style:style style:name="T5" style:parent-style-name="DefaultParagraphFont" style:family="text">
      <style:text-properties fo:color="#999999"/>
    </style:style>
    <style:style style:name="P6" style:parent-style-name="Standard"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CaD@Pitt</text:span></text:p>
        <text:p text:style-name="P4"><text:span text:style-name="T5">2020 v1</text:span></text:p>
      </style:header>
      <style:footer>
        <text:p text:style-name="P6"><draw:frame draw:style-name="a0" draw:name="image1.png" text:anchor-type="as-char" svg:x="0in" svg:y="0in" svg:width="0.8335in" svg:height="0.1563in" style:rel-width="scale" style:rel-height="scale"><draw:image xlink:href="media/image1.png" xlink:type="simple" xlink:show="embed" xlink:actuate="onLoad"/><svg:title/><svg:desc>Creative Commons Licens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p64</meta:initial-creator>
    <dc:creator>Phillips, Gesina A</dc:creator>
    <meta:creation-date>2020-08-31T17:12:00Z</meta:creation-date>
    <dc:date>2020-08-31T17:12:00Z</dc:date>
    <meta:template xlink:href="Normal.dotm" xlink:type="simple"/>
    <meta:editing-cycles>3</meta:editing-cycles>
    <meta:editing-duration>PT1020S</meta:editing-duration>
    <meta:document-statistic meta:page-count="3" meta:paragraph-count="9" meta:word-count="737" meta:character-count="4932" meta:row-count="35" meta:non-whitespace-character-count="4204"/>
  </office:meta>
</office:document-meta>
</file>